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language="zxx" fo:country="none" officeooo:rsid="00173deb" officeooo:paragraph-rsid="00173deb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 style:list-style-name="L1">
      <style:text-properties fo:font-size="16pt" fo:language="zxx" fo:country="none" officeooo:rsid="00173deb" officeooo:paragraph-rsid="00173deb" style:font-size-asian="14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fo:font-size="16pt" fo:language="zxx" fo:country="none" officeooo:rsid="00173deb" officeooo:paragraph-rsid="00173deb" style:font-size-asian="14pt" style:language-asian="zxx" style:country-asian="none" style:font-size-complex="16pt" style:language-complex="zxx" style:country-complex="none"/>
    </style:style>
    <style:style style:name="P4" style:family="paragraph" style:parent-style-name="Standard" style:list-style-name="L1">
      <style:text-properties fo:font-size="16pt" fo:language="zxx" fo:country="none" officeooo:rsid="001b4042" officeooo:paragraph-rsid="001b4042" style:font-size-asian="14pt" style:language-asian="zxx" style:country-asian="none" style:font-size-complex="16pt" style:language-complex="zxx" style:country-complex="none"/>
    </style:style>
    <style:style style:name="P5" style:family="paragraph" style:parent-style-name="Standard">
      <style:text-properties fo:font-size="16pt" fo:language="zxx" fo:country="none" officeooo:rsid="001b4042" officeooo:paragraph-rsid="001b4042" style:font-size-asian="14pt" style:language-asian="zxx" style:country-asian="none" style:font-size-complex="16pt" style:language-complex="zxx" style:country-complex="none"/>
    </style:style>
    <style:style style:name="P6" style:family="paragraph" style:parent-style-name="Standard" style:list-style-name="L2">
      <style:text-properties fo:font-size="16pt" fo:language="zxx" fo:country="none" officeooo:rsid="001b4042" officeooo:paragraph-rsid="001b4042" style:font-size-asian="14pt" style:language-asian="zxx" style:country-asian="none" style:font-size-complex="16pt" style:language-complex="zxx" style:country-complex="none"/>
    </style:style>
    <style:style style:name="P7" style:family="paragraph" style:parent-style-name="Standard" style:list-style-name="L2">
      <style:text-properties fo:font-size="16pt" fo:language="zxx" fo:country="none" officeooo:rsid="001b71f8" officeooo:paragraph-rsid="001b71f8" style:font-size-asian="14pt" style:language-asian="zxx" style:country-asian="none" style:font-size-complex="16pt" style:language-complex="zxx" style:country-complex="none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officeooo:rsid="001b40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gager les caractéristiques formelles de ce portrait: fond, les élément récurrent:</text:p>
      <text:list xml:id="list2818629963" text:style-name="L1">
        <text:list-item>
          <text:p text:style-name="P2">Titre <text:span text:style-name="T3">accrocheur </text:span>(insulte : Motherfuckers, jeu de mot: un nouveau guépard(un nouveau dépard))</text:p>
        </text:list-item>
        <text:list-item>
          <text:p text:style-name="P2">premier petit parragraphe de présentation de la personne: pour la situer avec le nom en <text:span text:style-name="T1">rouge </text:span><text:span text:style-name="T2">et nous dire pourquoi on l'interview</text:span></text:p>
          <text:p text:style-name="P4">(chapeau(petite description introductif)</text:p>
        </text:list-item>
        <text:list-item>
          <text:p text:style-name="P2">photo milieu gauche <text:span text:style-name="T3">(corps du texte (portrait))</text:span></text:p>
        </text:list-item>
        <text:list-item>
          <text:p text:style-name="P2">écrit portrait (encadré)</text:p>
        </text:list-item>
        <text:list-item>
          <text:p text:style-name="P2">milieu droite info clé personne: date de naissance...</text:p>
        </text:list-item>
        <text:list-item>
          <text:p text:style-name="P2">bas droite: nom du photographe et le rédacteur.</text:p>
        </text:list-item>
        <text:list-item>
          <text:p text:style-name="P2">La rédaction est comme si on s'addressait à nous quand on nous présente la personne. </text:p>
        </text:list-item>
        <text:list-item>
          <text:p text:style-name="P2">Langage courant voir famillier.</text:p>
        </text:list-item>
        <text:list-item>
          <text:p text:style-name="P2">Parle au nom du journale "afin de pas nous faire des ennemis".</text:p>
        </text:list-item>
        <text:list-item>
          <text:p text:style-name="P2">Raconte selon le point de vue du journaliste, ce qu'il a vécu, son sentiment.</text:p>
        </text:list-item>
        <text:list-item>
          <text:p text:style-name="P2">Citation de leur interview </text:p>
        </text:list-item>
        <text:list-item>
          <text:p text:style-name="P2">parle de pourquoi on les interview ex (ses polards, sa chanson...</text:p>
        </text:list-item>
      </text:list>
      <text:p text:style-name="P1"/>
      <text:p text:style-name="P5">correction:</text:p>
      <text:list xml:id="list2865208526" text:style-name="L2">
        <text:list-item>
          <text:p text:style-name="P6">titre accrocheur</text:p>
          <text:list>
            <text:list-item>
              <text:p text:style-name="P7">jeu de mots</text:p>
            </text:list-item>
            <text:list-item>
              <text:p text:style-name="P7">poétique</text:p>
            </text:list-item>
            <text:list-item>
              <text:p text:style-name="P7">humoristique / sarcastique</text:p>
            </text:list-item>
            <text:list-item>
              <text:p text:style-name="P7">provocation</text:p>
            </text:list-item>
          </text:list>
        </text:list-item>
        <text:list-item>
          <text:p text:style-name="P6">photochapeau (petite description introductif)</text:p>
        </text:list-item>
        <text:list-item>
          <text:p text:style-name="P6">corps du texte (portrait)</text:p>
        </text:list-item>
        <text:list-item>
          <text:p text:style-name="P6">dates clés) (3-6)</text:p>
        </text:list-item>
        <text:list-item>
          <text:p text:style-name="P6">témoignages de l'entourage</text:p>
        </text:list-item>
        <text:list-item>
          <text:p text:style-name="P6">description:</text:p>
          <text:list>
            <text:list-item>
              <text:p text:style-name="P6">politique </text:p>
            </text:list-item>
            <text:list-item>
              <text:p text:style-name="P6">physique</text:p>
            </text:list-item>
            <text:list-item>
              <text:p text:style-name="P6">chrnologie</text:p>
            </text:list-item>
            <text:list-item>
              <text:p text:style-name="P6">proffessionnelle</text:p>
            </text:list-item>
            <text:list-item>
              <text:p text:style-name="P6">évocation de lieu de la rencontre</text:p>
            </text:list-item>
          </text:list>
        </text:list-item>
        <text:list-item>
          <text:p text:style-name="P6">projets à venir en concl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35:27.111485533</meta:creation-date>
    <dc:date>2023-09-20T10:55:39.949227579</dc:date>
    <meta:editing-duration>PT29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05" meta:character-count="1203" meta:non-whitespace-character-count="1055"/>
  </office:meta>
</office:document-meta>
</file>